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cc</text:p>
          </table:table-cell>
          <table:table-cell office:value-type="string">
            <text:p>R_L</text:p>
          </table:table-cell>
          <table:table-cell office:value-type="string">
            <text:p>P_DMAX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style-name="ce1" table:formula="of:=2*([.A2]*[.A2])/(2*PI()*PI()*[.B2])" office:value-type="float" office:value="15.514806245233">
            <text:p>15.51480624523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TJMAX</text:p>
          </table:table-cell>
          <table:table-cell office:value-type="string">
            <text:p>TAMB</text:p>
          </table:table-cell>
          <table:table-cell office:value-type="string">
            <text:p>TH_JC</text:p>
          </table:table-cell>
          <table:table-cell office:value-type="string">
            <text:p>TH_CS</text:p>
          </table:table-cell>
          <table:table-cell office:value-type="string">
            <text:p>TH_SA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style-name="ce1" table:formula="of:=(([.A7]-[.B7])-[.C2]*([.C7]+[.D7]))/[.C2]" office:value-type="float" office:value="7.05681991925662">
            <text:p>7.0568199192566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07/21/2010</text:date>, <text:time>18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u </meta:initial-creator>
    <meta:creation-date>2010-07-20T08:31:18</meta:creation-date>
    <dc:date>2010-07-21T18:58:56</dc:date>
    <dc:creator>mru </dc:creator>
    <meta:editing-duration>PT00H06M21S</meta:editing-duration>
    <meta:editing-cycles>1</meta:editing-cycles>
    <meta:document-statistic meta:table-count="3" meta:cell-count="16" meta:object-count="0"/>
    <meta:generator>OpenOffice.org/3.2$Linux OpenOffice.org_project/320m12$Build-9483</meta:generator>
  </office:meta>
</office:document-meta>
</file>